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Julia</text:p>
          </table:table-cell>
          <table:table-cell table:style-name="ce1" office:value-type="string">
            <text:p>Benedikt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date" office:date-value="2019-10-08">
            <text:p>08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 office:value-type="date" office:date-value="2019-10-11">
            <text:p>11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 office:value-type="date" office:date-value="2019-10-17">
            <text:p>17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 office:value-type="date" office:date-value="2019-10-18">
            <text:p>18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/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Pre meeting and set up discussion</text:p>
          </table:table-cell>
        </table:table-row>
        <table:table-row table:style-name="ro1">
          <table:table-cell office:value-type="date" office:date-value="2019-10-21">
            <text:p>21.10.19</text:p>
          </table:table-cell>
          <table:table-cell office:value-type="string">
            <text:p>1h</text:p>
          </table:table-cell>
          <table:table-cell/>
          <table:table-cell office:value-type="string">
            <text:p>x</text:p>
          </table:table-cell>
          <table:table-cell office:value-type="string">
            <text:p>Set up environment</text:p>
          </table:table-cell>
        </table:table-row>
        <table:table-row table:style-name="ro1"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GitHub repo set u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9.11.2019</text:date>, <text:time>12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3S</meta:editing-duration>
    <meta:editing-cycles>3</meta:editing-cycles>
    <meta:generator>OpenOffice/4.1.6$Win32 OpenOffice.org_project/416m1$Build-9790</meta:generator>
    <dc:date>2019-11-19T12:19:25.04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